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1.9cm" svg:x="2.4cm" svg:y="4.3cm">
          <text:p text:style-name="P1">RGB to YU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9cm" svg:x="35.9cm" svg:y="4.3cm">
          <text:p text:style-name="P1">Writing JPEG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9cm" svg:x="28.5cm" svg:y="6.8cm">
          <text:p text:style-name="P1">AC Coefficient</text:p>
          <text:p text:style-name="P1">Sequenc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2.2cm" svg:x="28.5cm" svg:y="2.4cm">
          <text:p text:style-name="P1">DC Coefficient </text:p>
          <text:p text:style-name="P1">Sequenc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9cm" svg:x="21.5cm" svg:y="4.3cm">
          <text:p text:style-name="P1">Quantiz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9cm" svg:x="15.3cm" svg:y="4.3cm">
          <text:p text:style-name="P1">D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8cm" svg:height="1.9cm" svg:x="9cm" svg:y="4.3cm">
          <text:p text:style-name="P1">Subsampl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cm" svg:y1="5.3cm" svg:x2="9.2cm" svg:y2="5.335cm">
          <text:p/>
        </draw:line>
        <draw:line draw:style-name="gr2" draw:text-style-name="P2" draw:layer="layout" svg:x1="13.8cm" svg:y1="5.3cm" svg:x2="15.5cm" svg:y2="5.3cm">
          <text:p/>
        </draw:line>
        <draw:line draw:style-name="gr2" draw:text-style-name="P2" draw:layer="layout" svg:x1="20.1cm" svg:y1="5.3cm" svg:x2="21.6cm" svg:y2="5.3cm">
          <text:p/>
        </draw:line>
        <draw:line draw:style-name="gr2" draw:text-style-name="P2" draw:layer="layout" svg:x1="26.3cm" svg:y1="5.3cm" svg:x2="28.5cm" svg:y2="3.6cm">
          <text:p/>
        </draw:line>
        <draw:line draw:style-name="gr2" draw:text-style-name="P2" draw:layer="layout" svg:x1="26.3cm" svg:y1="5.3cm" svg:x2="28.5cm" svg:y2="8cm">
          <text:p/>
        </draw:line>
        <draw:line draw:style-name="gr2" draw:text-style-name="P2" draw:layer="layout" svg:x1="33.3cm" svg:y1="3.4cm" svg:x2="36cm" svg:y2="5.3cm">
          <text:p/>
        </draw:line>
        <draw:line draw:style-name="gr2" draw:text-style-name="P2" draw:layer="layout" svg:x1="33.3cm" svg:y1="7.7cm" svg:x2="36cm" svg:y2="5.2cm">
          <text:p/>
        </draw:line>
        <draw:line draw:style-name="gr3" draw:text-style-name="P2" draw:layer="layout" svg:x1="1.4cm" svg:y1="9.9cm" svg:x2="41.9cm" svg:y2="9.8cm">
          <text:p/>
        </draw:line>
        <draw:custom-shape draw:style-name="gr1" draw:text-style-name="P2" draw:layer="layout" svg:width="7.2cm" svg:height="6.6cm" svg:x="18.2cm" svg:y="15.6cm">
          <text:p text:style-name="P2">Subsampl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5.5cm" svg:x="6.9cm" svg:y="13cm">
          <text:p text:style-name="P2">YUV_444</text:p>
          <text:p text:style-name="P2">YUV_422</text:p>
          <text:p text:style-name="P2">YUV_420</text:p>
          <text:p text:style-name="P2">YUV_411</text:p>
          <draw:enhanced-geometry svg:viewBox="0 0 21600 21600" draw:type="rectangle" draw:enhanced-path="M 0 0 L 21600 0 21600 21600 0 21600 0 0 Z N"/>
        </draw:custom-shape>
        <draw:frame draw:style-name="gr5" draw:layer="layout" svg:width="4.376cm" svg:height="0.962cm" svg:x="8.4cm" svg:y="19.6cm">
          <draw:text-box>
            <text:p>width x height</text:p>
          </draw:text-box>
        </draw:frame>
        <draw:custom-shape draw:style-name="gr6" draw:text-style-name="P2" draw:layer="layout" svg:width="3.1cm" svg:height="1.2cm" svg:x="15cm" svg:y="1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4.27cm" svg:height="0.962cm" svg:x="8.43cm" svg:y="21.538cm">
          <draw:text-box>
            <text:p>U,V chann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23:22:43.743116303</meta:creation-date>
    <dc:date>2016-04-29T23:37:16.164071805</dc:date>
    <meta:editing-duration>PT2H25M55S</meta:editing-duration>
    <meta:editing-cycles>5</meta:editing-cycles>
    <meta:generator>LibreOffice/4.2.8.2$Linux_X86_64 LibreOffice_project/420m0$Build-2</meta:generator>
    <meta:document-statistic meta:object-count="20"/>
  </office:meta>
</office:document-meta>
</file>